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2" style:family="paragraph" style:parent-style-name="Standard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3" style:family="paragraph" style:parent-style-name="Standard">
      <style:paragraph-properties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text-properties officeooo:paragraph-rsid="00b24300"/>
    </style:style>
    <style:style style:name="P6" style:family="paragraph" style:parent-style-name="Preformatted_20_Text">
      <style:text-properties officeooo:rsid="00b24300" officeooo:paragraph-rsid="00b24300"/>
    </style:style>
    <style:style style:name="P7" style:family="paragraph" style:parent-style-name="Preformatted_20_Text">
      <style:text-properties officeooo:paragraph-rsid="00cd2cd9"/>
    </style:style>
    <style:style style:name="P8" style:family="paragraph" style:parent-style-name="Preformatted_20_Text">
      <style:text-properties officeooo:paragraph-rsid="00ce3cfc"/>
    </style:style>
    <style:style style:name="P9" style:family="paragraph" style:parent-style-name="Preformatted_20_Text">
      <style:text-properties officeooo:paragraph-rsid="00ceb397"/>
    </style:style>
    <style:style style:name="P10" style:family="paragraph" style:parent-style-name="Preformatted_20_Text">
      <style:text-properties officeooo:paragraph-rsid="00d03f6f"/>
    </style:style>
    <style:style style:name="P11" style:family="paragraph" style:parent-style-name="Preformatted_20_Text">
      <style:text-properties officeooo:paragraph-rsid="00d0985e"/>
    </style:style>
    <style:style style:name="P12" style:family="paragraph" style:parent-style-name="Preformatted_20_Text">
      <style:text-properties officeooo:paragraph-rsid="00d22c34"/>
    </style:style>
    <style:style style:name="P13" style:family="paragraph" style:parent-style-name="Preformatted_20_Text">
      <style:text-properties officeooo:paragraph-rsid="00d268c7"/>
    </style:style>
    <style:style style:name="P14" style:family="paragraph" style:parent-style-name="Preformatted_20_Text">
      <style:text-properties officeooo:paragraph-rsid="00d3029b"/>
    </style:style>
    <style:style style:name="P15" style:family="paragraph" style:parent-style-name="Preformatted_20_Text">
      <style:text-properties officeooo:paragraph-rsid="00d4ba32"/>
    </style:style>
    <style:style style:name="P16" style:family="paragraph" style:parent-style-name="Preformatted_20_Text">
      <style:text-properties officeooo:paragraph-rsid="00d5f157"/>
    </style:style>
    <style:style style:name="P17" style:family="paragraph" style:parent-style-name="Preformatted_20_Text">
      <style:text-properties officeooo:paragraph-rsid="00d63fae"/>
    </style:style>
    <style:style style:name="P18" style:family="paragraph" style:parent-style-name="Preformatted_20_Text">
      <style:text-properties officeooo:paragraph-rsid="00d847da"/>
    </style:style>
    <style:style style:name="P19" style:family="paragraph" style:parent-style-name="Preformatted_20_Text">
      <style:text-properties officeooo:paragraph-rsid="00d99ad3"/>
    </style:style>
    <style:style style:name="P20" style:family="paragraph" style:parent-style-name="Preformatted_20_Text">
      <style:text-properties officeooo:paragraph-rsid="00db1860"/>
    </style:style>
    <style:style style:name="P21" style:family="paragraph" style:parent-style-name="Preformatted_20_Text">
      <style:text-properties officeooo:paragraph-rsid="00dc82ff"/>
    </style:style>
    <style:style style:name="P22" style:family="paragraph" style:parent-style-name="Preformatted_20_Text">
      <style:text-properties officeooo:paragraph-rsid="00dc8751"/>
    </style:style>
    <style:style style:name="P23" style:family="paragraph" style:parent-style-name="Preformatted_20_Text">
      <style:text-properties officeooo:paragraph-rsid="00decba1"/>
    </style:style>
    <style:style style:name="P24" style:family="paragraph" style:parent-style-name="Preformatted_20_Text">
      <style:text-properties officeooo:paragraph-rsid="00e0040e"/>
    </style:style>
    <style:style style:name="P25" style:family="paragraph" style:parent-style-name="Preformatted_20_Text">
      <style:text-properties officeooo:paragraph-rsid="00e01644"/>
    </style:style>
    <style:style style:name="P26" style:family="paragraph" style:parent-style-name="Preformatted_20_Text">
      <style:text-properties officeooo:paragraph-rsid="00e3de59"/>
    </style:style>
    <style:style style:name="P27" style:family="paragraph" style:parent-style-name="Preformatted_20_Text">
      <style:text-properties officeooo:paragraph-rsid="00e48d8a"/>
    </style:style>
    <style:style style:name="P28" style:family="paragraph" style:parent-style-name="Preformatted_20_Text">
      <style:text-properties officeooo:paragraph-rsid="00e74e8b"/>
    </style:style>
    <style:style style:name="P29" style:family="paragraph" style:parent-style-name="Preformatted_20_Text">
      <style:text-properties officeooo:paragraph-rsid="00e94296"/>
    </style:style>
    <style:style style:name="P30" style:family="paragraph" style:parent-style-name="Preformatted_20_Text">
      <style:text-properties officeooo:paragraph-rsid="00eb859b"/>
    </style:style>
    <style:style style:name="P31" style:family="paragraph" style:parent-style-name="Preformatted_20_Text">
      <style:text-properties officeooo:paragraph-rsid="00ecc0ee"/>
    </style:style>
    <style:style style:name="P32" style:family="paragraph" style:parent-style-name="Preformatted_20_Text">
      <style:text-properties officeooo:paragraph-rsid="00edf1aa"/>
    </style:style>
    <style:style style:name="P33" style:family="paragraph" style:parent-style-name="Preformatted_20_Text">
      <style:text-properties officeooo:paragraph-rsid="00f101f6"/>
    </style:style>
    <style:style style:name="P34" style:family="paragraph" style:parent-style-name="Text_20_body">
      <style:paragraph-properties fo:text-align="center" style:justify-single-word="false"/>
      <style:text-properties officeooo:rsid="009cc1ff" officeooo:paragraph-rsid="009cc1ff"/>
    </style:style>
    <style:style style:name="P35" style:family="paragraph" style:parent-style-name="Text_20_body" style:list-style-name="">
      <style:text-properties officeooo:rsid="002c4e53"/>
    </style:style>
    <style:style style:name="P36" style:family="paragraph" style:parent-style-name="Text_20_body">
      <style:text-properties officeooo:rsid="002c4e53"/>
    </style:style>
    <style:style style:name="P37" style:family="paragraph" style:parent-style-name="Preformatted_20_Text">
      <style:text-properties officeooo:rsid="009f18a9" officeooo:paragraph-rsid="009f18a9"/>
    </style:style>
    <style:style style:name="P38" style:family="paragraph" style:parent-style-name="Preformatted_20_Text">
      <style:text-properties officeooo:rsid="009f18a9" officeooo:paragraph-rsid="00cc59eb"/>
    </style:style>
    <style:style style:name="P39" style:family="paragraph" style:parent-style-name="Preformatted_20_Text">
      <style:text-properties officeooo:rsid="009f18a9" officeooo:paragraph-rsid="00ce3cfc"/>
    </style:style>
    <style:style style:name="P40" style:family="paragraph" style:parent-style-name="Preformatted_20_Text">
      <style:text-properties officeooo:rsid="00ca5cc0" officeooo:paragraph-rsid="00ca5cc0"/>
    </style:style>
    <style:style style:name="P41" style:family="paragraph" style:parent-style-name="Preformatted_20_Text">
      <style:text-properties officeooo:rsid="00ca5cc0" officeooo:paragraph-rsid="00cc59eb"/>
    </style:style>
    <style:style style:name="P42" style:family="paragraph" style:parent-style-name="Preformatted_20_Text">
      <style:text-properties officeooo:rsid="00ca5cc0" officeooo:paragraph-rsid="00cd2cd9"/>
    </style:style>
    <style:style style:name="P43" style:family="paragraph" style:parent-style-name="Preformatted_20_Text">
      <style:text-properties officeooo:rsid="00ca5cc0" officeooo:paragraph-rsid="00d22c34"/>
    </style:style>
    <style:style style:name="P44" style:family="paragraph" style:parent-style-name="Preformatted_20_Text">
      <style:text-properties officeooo:rsid="00ca5cc0" officeooo:paragraph-rsid="00dc82ff"/>
    </style:style>
    <style:style style:name="P45" style:family="paragraph" style:parent-style-name="Preformatted_20_Text">
      <style:text-properties officeooo:rsid="00ca5cc0" officeooo:paragraph-rsid="00eb859b"/>
    </style:style>
    <style:style style:name="P46" style:family="paragraph" style:parent-style-name="Preformatted_20_Text">
      <style:text-properties officeooo:rsid="00ca5cc0" officeooo:paragraph-rsid="00ecc0ee"/>
    </style:style>
    <style:style style:name="P47" style:family="paragraph" style:parent-style-name="Preformatted_20_Text">
      <style:text-properties officeooo:rsid="00a32e08" officeooo:paragraph-rsid="00a32e08"/>
    </style:style>
    <style:style style:name="P48" style:family="paragraph" style:parent-style-name="Preformatted_20_Text">
      <style:text-properties officeooo:rsid="00a4b82c" officeooo:paragraph-rsid="00a4b82c"/>
    </style:style>
    <style:style style:name="P49" style:family="paragraph" style:parent-style-name="Preformatted_20_Text">
      <style:text-properties officeooo:rsid="00a50b0b" officeooo:paragraph-rsid="00a50b0b"/>
    </style:style>
    <style:style style:name="P50" style:family="paragraph" style:parent-style-name="Preformatted_20_Text">
      <style:text-properties officeooo:rsid="00a84d4a" officeooo:paragraph-rsid="00a84d4a"/>
    </style:style>
    <style:style style:name="P51" style:family="paragraph" style:parent-style-name="Preformatted_20_Text">
      <style:text-properties officeooo:rsid="00aa2dc0" officeooo:paragraph-rsid="00aa2dc0"/>
    </style:style>
    <style:style style:name="P52" style:family="paragraph" style:parent-style-name="Preformatted_20_Text">
      <style:text-properties officeooo:rsid="00abf6f7" officeooo:paragraph-rsid="00abf6f7"/>
    </style:style>
    <style:style style:name="P53" style:family="paragraph" style:parent-style-name="Preformatted_20_Text">
      <style:text-properties officeooo:rsid="00ad8dcc" officeooo:paragraph-rsid="00ad8dcc"/>
    </style:style>
    <style:style style:name="P54" style:family="paragraph" style:parent-style-name="Preformatted_20_Text">
      <style:text-properties officeooo:rsid="00b24300" officeooo:paragraph-rsid="00b24300"/>
    </style:style>
    <style:style style:name="P55" style:family="paragraph" style:parent-style-name="Preformatted_20_Text">
      <style:text-properties officeooo:rsid="00b24300" officeooo:paragraph-rsid="00bebecc"/>
    </style:style>
    <style:style style:name="P56" style:family="paragraph" style:parent-style-name="Preformatted_20_Text">
      <style:text-properties officeooo:rsid="00b24300" officeooo:paragraph-rsid="00c368e5"/>
    </style:style>
    <style:style style:name="P57" style:family="paragraph" style:parent-style-name="Preformatted_20_Text">
      <style:text-properties officeooo:rsid="00b6bd56" officeooo:paragraph-rsid="00b6bd56"/>
    </style:style>
    <style:style style:name="P58" style:family="paragraph" style:parent-style-name="Preformatted_20_Text">
      <style:text-properties officeooo:rsid="00b7a2e7" officeooo:paragraph-rsid="00b7a2e7"/>
    </style:style>
    <style:style style:name="P59" style:family="paragraph" style:parent-style-name="Preformatted_20_Text">
      <style:text-properties officeooo:rsid="00bb415f" officeooo:paragraph-rsid="00bb415f"/>
    </style:style>
    <style:style style:name="P60" style:family="paragraph" style:parent-style-name="Preformatted_20_Text">
      <style:text-properties officeooo:rsid="00bebecc" officeooo:paragraph-rsid="00bebecc"/>
    </style:style>
    <style:style style:name="P61" style:family="paragraph" style:parent-style-name="Preformatted_20_Text">
      <style:text-properties officeooo:rsid="00bebf00" officeooo:paragraph-rsid="00bebf00"/>
    </style:style>
    <style:style style:name="P62" style:family="paragraph" style:parent-style-name="Preformatted_20_Text">
      <style:text-properties officeooo:rsid="00bf42da" officeooo:paragraph-rsid="00bf42da"/>
    </style:style>
    <style:style style:name="P63" style:family="paragraph" style:parent-style-name="Preformatted_20_Text">
      <style:text-properties officeooo:rsid="00c121dd" officeooo:paragraph-rsid="00c121dd"/>
    </style:style>
    <style:style style:name="P64" style:family="paragraph" style:parent-style-name="Preformatted_20_Text">
      <style:text-properties officeooo:rsid="00c368e5" officeooo:paragraph-rsid="00c368e5"/>
    </style:style>
    <style:style style:name="P65" style:family="paragraph" style:parent-style-name="Preformatted_20_Text">
      <style:text-properties officeooo:rsid="00c68cd6" officeooo:paragraph-rsid="00c68cd6"/>
    </style:style>
    <style:style style:name="P66" style:family="paragraph" style:parent-style-name="Preformatted_20_Text">
      <style:text-properties officeooo:rsid="00c9fdc9" officeooo:paragraph-rsid="00c9fdc9"/>
    </style:style>
    <style:style style:name="P67" style:family="paragraph" style:parent-style-name="Preformatted_20_Text">
      <style:text-properties officeooo:rsid="00c9fdc9" officeooo:paragraph-rsid="00f101f6"/>
    </style:style>
    <style:style style:name="P68" style:family="paragraph" style:parent-style-name="Contents_20_Heading">
      <style:paragraph-properties fo:break-before="page"/>
    </style:style>
    <style:style style:name="P6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0" style:family="paragraph" style:parent-style-name="Heading_20_1" style:list-style-name="">
      <style:paragraph-properties fo:text-align="center" style:justify-single-word="false"/>
      <style:text-properties fo:font-size="25pt" officeooo:rsid="002c4e53" officeooo:paragraph-rsid="009cc1ff" style:font-size-asian="25pt" style:font-size-complex="25pt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9de039"/>
    </style:style>
    <style:style style:name="T2" style:family="text">
      <style:text-properties officeooo:rsid="00ca5cc0"/>
    </style:style>
    <style:style style:name="T3" style:family="text">
      <style:text-properties officeooo:rsid="00cd2cd9"/>
    </style:style>
    <style:style style:name="T4" style:family="text">
      <style:text-properties officeooo:rsid="00ce3cfc"/>
    </style:style>
    <style:style style:name="T5" style:family="text">
      <style:text-properties officeooo:rsid="00ceb397"/>
    </style:style>
    <style:style style:name="T6" style:family="text">
      <style:text-properties officeooo:rsid="00d03f6f"/>
    </style:style>
    <style:style style:name="T7" style:family="text">
      <style:text-properties officeooo:rsid="00d0985e"/>
    </style:style>
    <style:style style:name="T8" style:family="text">
      <style:text-properties officeooo:rsid="00d22c34"/>
    </style:style>
    <style:style style:name="T9" style:family="text">
      <style:text-properties officeooo:rsid="00d268c7"/>
    </style:style>
    <style:style style:name="T10" style:family="text">
      <style:text-properties officeooo:rsid="00d3029b"/>
    </style:style>
    <style:style style:name="T11" style:family="text">
      <style:text-properties officeooo:rsid="00d4ba32"/>
    </style:style>
    <style:style style:name="T12" style:family="text">
      <style:text-properties officeooo:rsid="00d5f157"/>
    </style:style>
    <style:style style:name="T13" style:family="text">
      <style:text-properties officeooo:rsid="00d63fae"/>
    </style:style>
    <style:style style:name="T14" style:family="text">
      <style:text-properties officeooo:rsid="00d847da"/>
    </style:style>
    <style:style style:name="T15" style:family="text">
      <style:text-properties officeooo:rsid="00d99ad3"/>
    </style:style>
    <style:style style:name="T16" style:family="text">
      <style:text-properties officeooo:rsid="00db1860"/>
    </style:style>
    <style:style style:name="T17" style:family="text">
      <style:text-properties officeooo:rsid="00dc82ff"/>
    </style:style>
    <style:style style:name="T18" style:family="text">
      <style:text-properties officeooo:rsid="00dc8751"/>
    </style:style>
    <style:style style:name="T19" style:family="text">
      <style:text-properties officeooo:rsid="00decba1"/>
    </style:style>
    <style:style style:name="T20" style:family="text">
      <style:text-properties officeooo:rsid="00e0040e"/>
    </style:style>
    <style:style style:name="T21" style:family="text">
      <style:text-properties officeooo:rsid="00e01644"/>
    </style:style>
    <style:style style:name="T22" style:family="text">
      <style:text-properties officeooo:rsid="00e0f2e0"/>
    </style:style>
    <style:style style:name="T23" style:family="text">
      <style:text-properties officeooo:rsid="00e25611"/>
    </style:style>
    <style:style style:name="T24" style:family="text">
      <style:text-properties officeooo:rsid="00e3de59"/>
    </style:style>
    <style:style style:name="T25" style:family="text">
      <style:text-properties officeooo:rsid="00e48d8a"/>
    </style:style>
    <style:style style:name="T26" style:family="text">
      <style:text-properties officeooo:rsid="00e74e8b"/>
    </style:style>
    <style:style style:name="T27" style:family="text">
      <style:text-properties officeooo:rsid="00e94296"/>
    </style:style>
    <style:style style:name="T28" style:family="text">
      <style:text-properties officeooo:rsid="00eb859b"/>
    </style:style>
    <style:style style:name="T29" style:family="text">
      <style:text-properties officeooo:rsid="00ecc0ee"/>
    </style:style>
    <style:style style:name="T30" style:family="text">
      <style:text-properties officeooo:rsid="00edf1aa"/>
    </style:style>
    <style:style style:name="T31" style:family="text">
      <style:text-properties officeooo:rsid="00f101f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0" text:outline-level="1"/>
      <text:h text:style-name="P70" text:outline-level="1"/>
      <text:h text:style-name="P70" text:outline-level="1"/>
      <text:h text:style-name="P70" text:outline-level="1"/>
      <text:h text:style-name="P70" text:outline-level="1">LABWORK #<text:span text:style-name="T1">2</text:span></text:h>
      <text:h text:style-name="P34" text:outline-level="1">By German Ilyin</text:h>
      <text:h text:style-name="P35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68">Table of Contents</text:p>
          </text:index-title>
          <text:p text:style-name="P69">LABWORK #2<text:tab/>1</text:p>
          <text:p text:style-name="P69">By German Ilyin<text:tab/>1</text:p>
          <text:p text:style-name="P69">Supressing Output<text:tab/>3</text:p>
          <text:p text:style-name="P69">Data Classes<text:tab/>3</text:p>
          <text:p text:style-name="P72">String Manipulation<text:tab/>4</text:p>
          <text:p text:style-name="P72">Symbolic and Floating Point Numbers<text:tab/>4</text:p>
          <text:p text:style-name="P69">Functions and Expressions<text:tab/>5</text:p>
          <text:p text:style-name="P72">Substitution<text:tab/>5</text:p>
          <text:p text:style-name="P69">More about M-Files<text:tab/>6</text:p>
          <text:p text:style-name="P72">Variables in Script M-Files<text:tab/>6</text:p>
          <text:p text:style-name="P72">Variables in Function M-Files<text:tab/>6</text:p>
          <text:p text:style-name="P69">Complex Arithmetic<text:tab/>7</text:p>
          <text:p text:style-name="P69">More on Matrices<text:tab/>7</text:p>
          <text:p text:style-name="P72">Solving Linear Subsystems<text:tab/>8</text:p>
          <text:p text:style-name="P72">Calculating Eigenvalues and Eigenvectors <text:tab/>9</text:p>
          <text:p text:style-name="P69">Doing Calculus with Matlab<text:tab/>9</text:p>
          <text:p text:style-name="P72">Differentiation <text:tab/>9</text:p>
          <text:p text:style-name="P72">Integration <text:tab/>10</text:p>
          <text:p text:style-name="P72">Limits <text:tab/>11</text:p>
          <text:p text:style-name="P72">Sums and Products <text:tab/>11</text:p>
          <text:p text:style-name="P72">Taylor Series <text:tab/>12</text:p>
          <text:p text:style-name="P69">Default Variables<text:tab/>12</text:p>
        </text:index-body>
      </text:table-of-content>
      <text:h text:style-name="P36" text:outline-level="1"/>
      <text:h text:style-name="P71" text:outline-level="1">Supressing Output</text:h>
      <text:p text:style-name="P37"/>
      <text:p text:style-name="P37">&gt;&gt; syms x</text:p>
      <text:p text:style-name="P37"/>
      <text:p text:style-name="P37">&gt;&gt; y = x + 7</text:p>
      <text:p text:style-name="P37"><text:s/></text:p>
      <text:p text:style-name="P37">y =</text:p>
      <text:p text:style-name="P37"><text:s/></text:p>
      <text:p text:style-name="P37">x + 7</text:p>
      <text:p text:style-name="P37"><text:s/></text:p>
      <text:p text:style-name="P40">&gt;&gt; % suppress </text:p>
      <text:p text:style-name="P37">&gt;&gt; z = x + 7;</text:p>
      <text:p text:style-name="P37">&gt;&gt; z</text:p>
      <text:p text:style-name="P37"><text:s/></text:p>
      <text:p text:style-name="P37">z =</text:p>
      <text:p text:style-name="P37"><text:s/></text:p>
      <text:p text:style-name="P37">x + 7</text:p>
      <text:p text:style-name="P37"><text:s/></text:p>
      <text:p text:style-name="P37">&gt;&gt; disp(x)</text:p>
      <text:p text:style-name="P37">x</text:p>
      <text:p text:style-name="P37"><text:s/></text:p>
      <text:p text:style-name="P41">&gt;&gt; % suppress </text:p>
      <text:p text:style-name="P38">&gt;&gt; x=7;</text:p>
      <text:p text:style-name="P37">&gt;&gt; disp(x)</text:p>
      <text:p text:style-name="P37"><text:s text:c="5"/>7</text:p>
      <text:p text:style-name="P42"/>
      <text:p text:style-name="P7"><text:span text:style-name="T2">&gt;&gt; % </text:span><text:span text:style-name="T3">display only value</text:span></text:p>
      <text:p text:style-name="P37">&gt;&gt; disp(solve('x + tan(y) = 5','y'))</text:p>
      <text:p text:style-name="P37">-atan(x - 5)</text:p>
      <text:p text:style-name="P37"><text:s/></text:p>
      <text:h text:style-name="Heading_20_1" text:outline-level="1">Data Classes</text:h>
      <text:p text:style-name="P37"/>
      <text:p text:style-name="P37">&gt;&gt; a=10</text:p>
      <text:p text:style-name="P37"/>
      <text:p text:style-name="P37">a =</text:p>
      <text:p text:style-name="P37"/>
      <text:p text:style-name="P37"><text:s text:c="4"/>10</text:p>
      <text:p text:style-name="P37"/>
      <text:p text:style-name="P37">&gt;&gt; b=5</text:p>
      <text:p text:style-name="P37"/>
      <text:p text:style-name="P37">b =</text:p>
      <text:p text:style-name="P37"/>
      <text:p text:style-name="P37"><text:s text:c="5"/>5</text:p>
      <text:p text:style-name="P37"/>
      <text:p text:style-name="P8"><text:span text:style-name="T2">&gt;&gt; % </text:span><text:span text:style-name="T4">this is not SYM expression</text:span></text:p>
      <text:p text:style-name="P39">&gt;&gt; factor(a^2 - b^2)</text:p>
      <text:p text:style-name="P37"/>
      <text:p text:style-name="P37">ans =</text:p>
      <text:p text:style-name="P37"/>
      <text:p text:style-name="P37"><text:s text:c="5"/>3 <text:s text:c="4"/>5 <text:s text:c="4"/>5</text:p>
      <text:p text:style-name="P37"/>
      <text:p text:style-name="P37">&gt;&gt; factor('a^2 - b^2')</text:p>
      <text:p text:style-name="P37">??? Error using ==&gt; factor at 21</text:p>
      <text:p text:style-name="P37"><text:soft-page-break/>N must be a scalar.</text:p>
      <text:p text:style-name="P37"><text:s/></text:p>
      <text:p text:style-name="P9"><text:span text:style-name="T2">&gt;&gt; % </text:span><text:span text:style-name="T5">this is SYM</text:span></text:p>
      <text:p text:style-name="P37">&gt;&gt; factor(sym('a^2 - b^2'))</text:p>
      <text:p text:style-name="P37"><text:s/></text:p>
      <text:p text:style-name="P37">ans =</text:p>
      <text:p text:style-name="P37"><text:s/></text:p>
      <text:p text:style-name="P37">(a - b)*(a + b)</text:p>
      <text:p text:style-name="P37"><text:s/></text:p>
      <text:p text:style-name="P10"><text:span text:style-name="T2">&gt;&gt; % </text:span><text:span text:style-name="T6">very interesting</text:span></text:p>
      <text:p text:style-name="P37">&gt;&gt; help sym/factor</text:p>
      <text:p text:style-name="P37"/>
      <text:h text:style-name="Heading_20_2" text:outline-level="2">String Manipulation</text:h>
      <text:p text:style-name="P11"><text:span text:style-name="T2">&gt;&gt; % </text:span><text:span text:style-name="T7">string concat</text:span></text:p>
      <text:p text:style-name="P47">&gt;&gt; eqn = ['left side = ', 'rigth side']</text:p>
      <text:p text:style-name="P47"/>
      <text:p text:style-name="P47">eqn =</text:p>
      <text:p text:style-name="P47"/>
      <text:p text:style-name="P47">left side = rigth side</text:p>
      <text:p text:style-name="P47"/>
      <text:h text:style-name="Heading_20_2" text:outline-level="2">Symbolic and Floating Point Numbers</text:h>
      <text:p text:style-name="P47"/>
      <text:p text:style-name="P48"/>
      <text:p text:style-name="P48">&gt;&gt; a = 1</text:p>
      <text:p text:style-name="P48"/>
      <text:p text:style-name="P48">a =</text:p>
      <text:p text:style-name="P48"/>
      <text:p text:style-name="P48"><text:s text:c="5"/>1</text:p>
      <text:p text:style-name="P43"/>
      <text:p text:style-name="P12"><text:span text:style-name="T2">&gt;&gt; % </text:span><text:span text:style-name="T8">casting. B will be SYM</text:span></text:p>
      <text:p text:style-name="P48">&gt;&gt; b = a/sym(2)</text:p>
      <text:p text:style-name="P48"><text:s/></text:p>
      <text:p text:style-name="P48">b =</text:p>
      <text:p text:style-name="P48"><text:s/></text:p>
      <text:p text:style-name="P48">1/2</text:p>
      <text:p text:style-name="P48"><text:s/></text:p>
      <text:p text:style-name="P48">&gt;&gt; clear a ans eqn x y z</text:p>
      <text:p text:style-name="P48">&gt;&gt; whos</text:p>
      <text:p text:style-name="P48"><text:s text:c="2"/>Name <text:s text:c="5"/>Size <text:s text:c="11"/>Bytes <text:s/>Class <text:s text:c="3"/>Attributes</text:p>
      <text:p text:style-name="P48"/>
      <text:p text:style-name="P48"><text:s text:c="2"/>b <text:s text:c="8"/>1x1 <text:s text:c="14"/>112 <text:s/>sym <text:s text:c="15"/></text:p>
      <text:p text:style-name="P48"/>
      <text:p text:style-name="P48">&gt;&gt; c = sqrt(3)</text:p>
      <text:p text:style-name="P48"/>
      <text:p text:style-name="P48">c =</text:p>
      <text:p text:style-name="P48"/>
      <text:p text:style-name="P48"><text:s text:c="4"/>1.7321</text:p>
      <text:p text:style-name="P48"/>
      <text:p text:style-name="P48">&gt;&gt; sym(c)</text:p>
      <text:p text:style-name="P48"><text:s/></text:p>
      <text:p text:style-name="P48">ans =</text:p>
      <text:p text:style-name="P48"><text:s/></text:p>
      <text:p text:style-name="P48">3^(1/2)</text:p>
      <text:p text:style-name="P48"><text:s/></text:p>
      <text:h text:style-name="Heading_20_1" text:outline-level="1"><text:soft-page-break/>Functions and Expressions</text:h>
      <text:p text:style-name="P49"/>
      <text:p text:style-name="P50">&gt;&gt; f = 'x^3 - 1'</text:p>
      <text:p text:style-name="P50"/>
      <text:p text:style-name="P50">f =</text:p>
      <text:p text:style-name="P50"/>
      <text:p text:style-name="P50">x^3 - 1</text:p>
      <text:p text:style-name="P50"/>
      <text:p text:style-name="P13"><text:span text:style-name="T2">&gt;&gt; % </text:span><text:span text:style-name="T9">f is not fuctionm but char vector aka string</text:span></text:p>
      <text:p text:style-name="P50">&gt;&gt; f(7)</text:p>
      <text:p text:style-name="P50"/>
      <text:p text:style-name="P50">ans =</text:p>
      <text:p text:style-name="P50"/>
      <text:p text:style-name="P50">1</text:p>
      <text:p text:style-name="P50"/>
      <text:p text:style-name="P50">&gt;&gt; f(5)</text:p>
      <text:p text:style-name="P50"/>
      <text:p text:style-name="P50">ans =</text:p>
      <text:p text:style-name="P50"/>
      <text:p text:style-name="P50">-</text:p>
      <text:p text:style-name="P50"/>
      <text:p text:style-name="P50">&gt;&gt; type mean</text:p>
      <text:p text:style-name="P50"/>
      <text:p text:style-name="P50">&gt;&gt; h = inline('t.^3','t')</text:p>
      <text:p text:style-name="P50"/>
      <text:p text:style-name="P50">h =</text:p>
      <text:p text:style-name="P50"/>
      <text:p text:style-name="P50"><text:s text:c="5"/>Inline function:</text:p>
      <text:p text:style-name="P50"><text:s text:c="5"/>h(t) = t.^3</text:p>
      <text:p text:style-name="P50"/>
      <text:p text:style-name="P50">&gt;&gt; int('h(t)','t')</text:p>
      <text:p text:style-name="P50">Warning: The method char/int will be removed in a future relase. Use sym/int</text:p>
      <text:p text:style-name="P50">instead. For example int(sym('x^2')). </text:p>
      <text:p text:style-name="P50">&gt; In char.int at 10</text:p>
      <text:p text:style-name="P50">Warning: Explicit integral could not be found. </text:p>
      <text:p text:style-name="P50"><text:s/></text:p>
      <text:p text:style-name="P50">ans =</text:p>
      <text:p text:style-name="P50"><text:s/></text:p>
      <text:p text:style-name="P50">int(h(t), t)</text:p>
      <text:p text:style-name="P50"><text:s/></text:p>
      <text:p text:style-name="P50">&gt;&gt; syms t</text:p>
      <text:p text:style-name="P14"><text:span text:style-name="T2">&gt;&gt; % </text:span><text:span text:style-name="T10">better to use like this</text:span></text:p>
      <text:p text:style-name="P50">&gt;&gt; int(h(t),t)</text:p>
      <text:p text:style-name="P50"><text:s/></text:p>
      <text:p text:style-name="P50">ans =</text:p>
      <text:p text:style-name="P50"><text:s/></text:p>
      <text:p text:style-name="P50">t^4/4</text:p>
      <text:p text:style-name="P50"><text:s/></text:p>
      <text:h text:style-name="Heading_20_2" text:outline-level="2">Substitution</text:h>
      <text:p text:style-name="P51"/>
      <text:p text:style-name="P52">&gt;&gt; syms a x y;</text:p>
      <text:p text:style-name="P52">&gt;&gt; a = x^2 + y^2;</text:p>
      <text:p text:style-name="P15"><text:span text:style-name="T2">&gt;&gt; % </text:span><text:span text:style-name="T11">substitute variable with value</text:span></text:p>
      <text:p text:style-name="P52">&gt;&gt; subs(a,x,2);</text:p>
      <text:p text:style-name="P52">&gt;&gt; a</text:p>
      <text:p text:style-name="P52"><text:soft-page-break/><text:s/></text:p>
      <text:p text:style-name="P52">a =</text:p>
      <text:p text:style-name="P52"><text:s/></text:p>
      <text:p text:style-name="P52">x^2 + y^2</text:p>
      <text:p text:style-name="P52"><text:s/></text:p>
      <text:p text:style-name="P52">&gt;&gt; ans</text:p>
      <text:p text:style-name="P52"><text:s/></text:p>
      <text:p text:style-name="P52">ans =</text:p>
      <text:p text:style-name="P52"><text:s/></text:p>
      <text:p text:style-name="P52">y^2 + 4</text:p>
      <text:p text:style-name="P52"><text:s/></text:p>
      <text:p text:style-name="P52">&gt;&gt; subs(a, [x y], [3 4])</text:p>
      <text:p text:style-name="P52"/>
      <text:p text:style-name="P52">ans =</text:p>
      <text:p text:style-name="P52"/>
      <text:p text:style-name="P52"><text:s text:c="4"/>25</text:p>
      <text:p text:style-name="P52"/>
      <text:h text:style-name="Heading_20_1" text:outline-level="1">More about M-Files</text:h>
      <text:p text:style-name="P53"/>
      <text:h text:style-name="Heading_20_2" text:outline-level="2">Variables in Script M-Files</text:h>
      <text:p text:style-name="P16"><text:span text:style-name="T2">&gt;&gt; % </text:span><text:span text:style-name="T12">script files</text:span></text:p>
      <text:p text:style-name="P6">&gt;&gt; scriptex1</text:p>
      <text:p text:style-name="P6"/>
      <text:p text:style-name="P6">u =</text:p>
      <text:p text:style-name="P6"/>
      <text:p text:style-name="P6"><text:s text:c="5"/>1 <text:s text:c="4"/>2 <text:s text:c="4"/>3 <text:s text:c="4"/>4</text:p>
      <text:p text:style-name="P6"/>
      <text:p text:style-name="P6">&gt;&gt; scriptex2</text:p>
      <text:p text:style-name="P6"/>
      <text:p text:style-name="P6">n =</text:p>
      <text:p text:style-name="P6"/>
      <text:p text:style-name="P6"><text:s text:c="5"/>4</text:p>
      <text:p text:style-name="P6"/>
      <text:h text:style-name="Heading_20_2" text:outline-level="2">Variables in Function M-Files</text:h>
      <text:p text:style-name="P17"><text:span text:style-name="T2">&gt;&gt; % </text:span><text:span text:style-name="T13">interestring function definition</text:span></text:p>
      <text:p text:style-name="P5">function [ z ] = sq( x )</text:p>
      <text:p text:style-name="P1">%SQ Summary of this function goes here</text:p>
      <text:p text:style-name="P1">% <text:s text:c="2"/>Detailed explanation goes here</text:p>
      <text:p text:style-name="P1"><text:s/></text:p>
      <text:p text:style-name="P2">z = x.^2;</text:p>
      <text:p text:style-name="P3">end</text:p>
      <text:p text:style-name="P3"><text:s/></text:p>
      <text:p text:style-name="P4"/>
      <text:p text:style-name="P6">&gt;&gt; sq(2)</text:p>
      <text:p text:style-name="P6"/>
      <text:p text:style-name="P6">ans =</text:p>
      <text:p text:style-name="P6"/>
      <text:p text:style-name="P6"><text:s text:c="5"/>4</text:p>
      <text:p text:style-name="P57"/>
      <text:h text:style-name="Heading_20_1" text:outline-level="1"><text:soft-page-break/>Complex Arithmetic</text:h>
      <text:p text:style-name="P58"/>
      <text:p text:style-name="P59">&gt;&gt; solve('x^2 + 2*x +2 =0')</text:p>
      <text:p text:style-name="P59"><text:s/></text:p>
      <text:p text:style-name="P59">ans =</text:p>
      <text:p text:style-name="P59"><text:s/></text:p>
      <text:p text:style-name="P59"><text:s text:c="3"/>i - 1</text:p>
      <text:p text:style-name="P59"><text:s/>- i - 1</text:p>
      <text:p text:style-name="P59"><text:s/></text:p>
      <text:p text:style-name="P18"><text:span text:style-name="T2">&gt;&gt; % </text:span><text:span text:style-name="T14">complex numbers is easy :)</text:span></text:p>
      <text:p text:style-name="P59">&gt;&gt; log(-1)</text:p>
      <text:p text:style-name="P59"/>
      <text:p text:style-name="P59">ans =</text:p>
      <text:p text:style-name="P59"/>
      <text:p text:style-name="P59"><text:s text:c="8"/>0 + 3.1416i</text:p>
      <text:p text:style-name="P59"/>
      <text:p text:style-name="P59">&gt;&gt; (2 + 3*i)*(4 - i)</text:p>
      <text:p text:style-name="P59"/>
      <text:p text:style-name="P59">ans =</text:p>
      <text:p text:style-name="P59"/>
      <text:p text:style-name="P59"><text:s text:c="2"/>11.0000 +10.0000i</text:p>
      <text:p text:style-name="P59"/>
      <text:h text:style-name="Heading_20_1" text:outline-level="1">More on Matrices</text:h>
      <text:p text:style-name="P55">&gt;&gt; A = [1, 2; 3, 4];</text:p>
      <text:p text:style-name="P60">&gt;&gt; B = [2,2;2,2];</text:p>
      <text:p text:style-name="P19"><text:span text:style-name="T2">&gt;&gt; % </text:span><text:span text:style-name="T15">multiply value by value</text:span></text:p>
      <text:p text:style-name="P60">&gt;&gt; A.*B</text:p>
      <text:p text:style-name="P60"/>
      <text:p text:style-name="P60">ans =</text:p>
      <text:p text:style-name="P60"/>
      <text:p text:style-name="P60"><text:s text:c="5"/>2 <text:s text:c="4"/>4</text:p>
      <text:p text:style-name="P60"><text:s text:c="5"/>6 <text:s text:c="4"/>8</text:p>
      <text:p text:style-name="P60"/>
      <text:p text:style-name="P20"><text:span text:style-name="T2">&gt;&gt; % </text:span><text:span text:style-name="T16">divide value by value</text:span></text:p>
      <text:p text:style-name="P60">&gt;&gt; ans./B</text:p>
      <text:p text:style-name="P60"/>
      <text:p text:style-name="P60">ans =</text:p>
      <text:p text:style-name="P60"/>
      <text:p text:style-name="P60"><text:s text:c="5"/>1 <text:s text:c="4"/>2</text:p>
      <text:p text:style-name="P60"><text:s text:c="5"/>3 <text:s text:c="4"/>4</text:p>
      <text:p text:style-name="P60"/>
      <text:p text:style-name="P60">&gt;&gt; A(2,2)</text:p>
      <text:p text:style-name="P60"/>
      <text:p text:style-name="P60">ans =</text:p>
      <text:p text:style-name="P60"/>
      <text:p text:style-name="P60"><text:s text:c="5"/>4</text:p>
      <text:p text:style-name="P44"/>
      <text:p text:style-name="P21"><text:span text:style-name="T2">&gt;&gt; % </text:span><text:span text:style-name="T17">submatix</text:span></text:p>
      <text:p text:style-name="P60">&gt;&gt; A(2,1:2)</text:p>
      <text:p text:style-name="P60"/>
      <text:p text:style-name="P60">ans =</text:p>
      <text:p text:style-name="P60"/>
      <text:p text:style-name="P60"><text:s text:c="5"/>3 <text:s text:c="4"/>4</text:p>
      <text:p text:style-name="P60"/>
      <text:p text:style-name="P60">&gt;&gt; A(:,2)</text:p>
      <text:p text:style-name="P60"><text:soft-page-break/></text:p>
      <text:p text:style-name="P60">ans =</text:p>
      <text:p text:style-name="P60"/>
      <text:p text:style-name="P60"><text:s text:c="5"/>2</text:p>
      <text:p text:style-name="P60"><text:s text:c="5"/>4</text:p>
      <text:p text:style-name="P60"/>
      <text:p text:style-name="P60">&gt;&gt; zores(5,5)</text:p>
      <text:p text:style-name="P60">??? Undefined function or method 'zores' for input arguments of type 'double'.</text:p>
      <text:p text:style-name="P60"><text:s/></text:p>
      <text:p text:style-name="P22"><text:span text:style-name="T2">&gt;&gt; % </text:span><text:span text:style-name="T18">matrix generation</text:span></text:p>
      <text:p text:style-name="P60">&gt;&gt; zeros(5,5)</text:p>
      <text:p text:style-name="P60"/>
      <text:p text:style-name="P60">ans =</text:p>
      <text:p text:style-name="P60"/>
      <text:p text:style-name="P60"><text:s text:c="5"/>0 <text:s text:c="4"/>0 <text:s text:c="4"/>0 <text:s text:c="4"/>0 <text:s text:c="4"/>0</text:p>
      <text:p text:style-name="P60"><text:s text:c="5"/>0 <text:s text:c="4"/>0 <text:s text:c="4"/>0 <text:s text:c="4"/>0 <text:s text:c="4"/>0</text:p>
      <text:p text:style-name="P60"><text:s text:c="5"/>0 <text:s text:c="4"/>0 <text:s text:c="4"/>0 <text:s text:c="4"/>0 <text:s text:c="4"/>0</text:p>
      <text:p text:style-name="P60"><text:s text:c="5"/>0 <text:s text:c="4"/>0 <text:s text:c="4"/>0 <text:s text:c="4"/>0 <text:s text:c="4"/>0</text:p>
      <text:p text:style-name="P60"><text:s text:c="5"/>0 <text:s text:c="4"/>0 <text:s text:c="4"/>0 <text:s text:c="4"/>0 <text:s text:c="4"/>0</text:p>
      <text:p text:style-name="P60"/>
      <text:p text:style-name="P60">&gt;&gt; ones(2,3)</text:p>
      <text:p text:style-name="P60"/>
      <text:p text:style-name="P60">ans =</text:p>
      <text:p text:style-name="P60"/>
      <text:p text:style-name="P60"><text:s text:c="5"/>1 <text:s text:c="4"/>1 <text:s text:c="4"/>1</text:p>
      <text:p text:style-name="P60"><text:s text:c="5"/>1 <text:s text:c="4"/>1 <text:s text:c="4"/>1</text:p>
      <text:p text:style-name="P60"/>
      <text:p text:style-name="P60">&gt;&gt; eye(5)</text:p>
      <text:p text:style-name="P60"/>
      <text:p text:style-name="P60">ans =</text:p>
      <text:p text:style-name="P60"/>
      <text:p text:style-name="P60"><text:s text:c="5"/>1 <text:s text:c="4"/>0 <text:s text:c="4"/>0 <text:s text:c="4"/>0 <text:s text:c="4"/>0</text:p>
      <text:p text:style-name="P60"><text:s text:c="5"/>0 <text:s text:c="4"/>1 <text:s text:c="4"/>0 <text:s text:c="4"/>0 <text:s text:c="4"/>0</text:p>
      <text:p text:style-name="P60"><text:s text:c="5"/>0 <text:s text:c="4"/>0 <text:s text:c="4"/>1 <text:s text:c="4"/>0 <text:s text:c="4"/>0</text:p>
      <text:p text:style-name="P60"><text:s text:c="5"/>0 <text:s text:c="4"/>0 <text:s text:c="4"/>0 <text:s text:c="4"/>1 <text:s text:c="4"/>0</text:p>
      <text:p text:style-name="P60"><text:s text:c="5"/>0 <text:s text:c="4"/>0 <text:s text:c="4"/>0 <text:s text:c="4"/>0 <text:s text:c="4"/>1</text:p>
      <text:p text:style-name="P60"/>
      <text:h text:style-name="Heading_20_2" text:outline-level="2">Solving Linear Subsystems</text:h>
      <text:p text:style-name="P60"/>
      <text:p text:style-name="P61">&gt;&gt; A = [2, 3;3 2];</text:p>
      <text:p text:style-name="P61">&gt;&gt; b = [1;2;3]</text:p>
      <text:p text:style-name="P61"/>
      <text:p text:style-name="P61">b =</text:p>
      <text:p text:style-name="P61"/>
      <text:p text:style-name="P61"><text:s text:c="5"/>1</text:p>
      <text:p text:style-name="P61"><text:s text:c="5"/>2</text:p>
      <text:p text:style-name="P61"><text:s text:c="5"/>3</text:p>
      <text:p text:style-name="P61"/>
      <text:p text:style-name="P61">&gt;&gt; A/b</text:p>
      <text:p text:style-name="P61">??? Error using ==&gt; mldivide</text:p>
      <text:p text:style-name="P61">Matrix dimensions must agree.</text:p>
      <text:p text:style-name="P61"><text:s/></text:p>
      <text:p text:style-name="P61">&gt;&gt; help mldivide</text:p>
      <text:p text:style-name="P61"/>
      <text:h text:style-name="Heading_20_2" text:outline-level="2"><text:soft-page-break/>Calculating Eigenvalues and Eigenvectors </text:h>
      <text:p text:style-name="P61"/>
      <text:p text:style-name="P61"/>
      <text:p text:style-name="P61">&gt;&gt; A = [3 -2 0; 2 -2 0; 0 1 1];</text:p>
      <text:p text:style-name="P61">&gt;&gt; eig(A)</text:p>
      <text:p text:style-name="P61"/>
      <text:p text:style-name="P61">ans =</text:p>
      <text:p text:style-name="P61"/>
      <text:p text:style-name="P61"><text:s text:c="5"/>1</text:p>
      <text:p text:style-name="P61"><text:s text:c="4"/>-1</text:p>
      <text:p text:style-name="P61"><text:s text:c="5"/>2</text:p>
      <text:p text:style-name="P61"/>
      <text:p text:style-name="P61">&gt;&gt; [U, R] = eig(A)</text:p>
      <text:p text:style-name="P61"/>
      <text:p text:style-name="P61">U =</text:p>
      <text:p text:style-name="P61"/>
      <text:p text:style-name="P61"><text:s text:c="9"/>0 <text:s text:c="2"/>-0.4082 <text:s text:c="2"/>-0.8165</text:p>
      <text:p text:style-name="P61"><text:s text:c="9"/>0 <text:s text:c="2"/>-0.8165 <text:s text:c="2"/>-0.4082</text:p>
      <text:p text:style-name="P61"><text:s text:c="4"/>1.0000 <text:s text:c="3"/>0.4082 <text:s text:c="2"/>-0.4082</text:p>
      <text:p text:style-name="P61"/>
      <text:p text:style-name="P61"/>
      <text:p text:style-name="P61">R =</text:p>
      <text:p text:style-name="P61"/>
      <text:p text:style-name="P61"><text:s text:c="5"/>1 <text:s text:c="4"/>0 <text:s text:c="4"/>0</text:p>
      <text:p text:style-name="P61"><text:s text:c="5"/>0 <text:s text:c="3"/>-1 <text:s text:c="4"/>0</text:p>
      <text:p text:style-name="P61"><text:s text:c="5"/>0 <text:s text:c="4"/>0 <text:s text:c="4"/>2</text:p>
      <text:p text:style-name="P61"/>
      <text:h text:style-name="Heading_20_1" text:outline-level="1">Doing Calculus with Matlab</text:h>
      <text:p text:style-name="P61"/>
      <text:h text:style-name="Heading_20_2" text:outline-level="2">Differentiation </text:h>
      <text:p text:style-name="P62"/>
      <text:p text:style-name="P62">&gt;&gt; clear;</text:p>
      <text:p text:style-name="P62">&gt;&gt; syms x; diff(x^3)</text:p>
      <text:p text:style-name="P62"><text:s/></text:p>
      <text:p text:style-name="P62">ans =</text:p>
      <text:p text:style-name="P62"><text:s/></text:p>
      <text:p text:style-name="P62">3*x^2</text:p>
      <text:p text:style-name="P62"><text:s/></text:p>
      <text:p text:style-name="P62">&gt;&gt; f = inline('x^3','x'); diff(f(x))</text:p>
      <text:p text:style-name="P62"><text:s/></text:p>
      <text:p text:style-name="P62">ans =</text:p>
      <text:p text:style-name="P62"><text:s/></text:p>
      <text:p text:style-name="P62">3*x^2</text:p>
      <text:p text:style-name="P62"><text:s/></text:p>
      <text:p text:style-name="P62">&gt;&gt; diff(f(x),2)</text:p>
      <text:p text:style-name="P62"><text:s/></text:p>
      <text:p text:style-name="P62">ans =</text:p>
      <text:p text:style-name="P62"><text:s/></text:p>
      <text:p text:style-name="P62">6*x</text:p>
      <text:p text:style-name="P62"><text:s/></text:p>
      <text:p text:style-name="P23"><text:span text:style-name="T2">&gt;&gt; % </text:span><text:span text:style-name="T19">double diffirentiation</text:span></text:p>
      <text:p text:style-name="P62">&gt;&gt; syms y z</text:p>
      <text:p text:style-name="P62">&gt;&gt; diff(diff(sin(x*y/z), x), y)</text:p>
      <text:p text:style-name="P62"><text:soft-page-break/><text:s/></text:p>
      <text:p text:style-name="P62">ans =</text:p>
      <text:p text:style-name="P62"><text:s/></text:p>
      <text:p text:style-name="P62">cos((x*y)/z)/z - (x*y*sin((x*y)/z))/z^2</text:p>
      <text:p text:style-name="P62"><text:s/></text:p>
      <text:p text:style-name="P24"><text:span text:style-name="T2">&gt;&gt; % </text:span><text:span text:style-name="T20">solving diff equations</text:span></text:p>
      <text:p text:style-name="P62">&gt;&gt; dsolve('x*Dy + 1 = y','x')</text:p>
      <text:p text:style-name="P62"><text:s/></text:p>
      <text:p text:style-name="P62">ans =</text:p>
      <text:p text:style-name="P62"><text:s/></text:p>
      <text:p text:style-name="P62">C2*x + 1</text:p>
      <text:p text:style-name="P62"><text:s/></text:p>
      <text:p text:style-name="P62"/>
      <text:h text:style-name="Heading_20_2" text:outline-level="2">Integration </text:h>
      <text:p text:style-name="P62"/>
      <text:p text:style-name="P63">&gt;&gt; int('x^2','x')</text:p>
      <text:p text:style-name="P63">Warning: The method char/int will be removed in a future relase. Use sym/int</text:p>
      <text:p text:style-name="P63">instead. For example int(sym('x^2')). </text:p>
      <text:p text:style-name="P63">&gt; In char.int at 10</text:p>
      <text:p text:style-name="P63"><text:s/></text:p>
      <text:p text:style-name="P63">ans =</text:p>
      <text:p text:style-name="P63"><text:s/></text:p>
      <text:p text:style-name="P63">x^3/3</text:p>
      <text:p text:style-name="P63"><text:s/></text:p>
      <text:p text:style-name="P25"><text:span text:style-name="T2">&gt;&gt; % </text:span><text:span text:style-name="T21">integral </text:span><text:span text:style-name="T22">on </text:span><text:span text:style-name="T23">expression by x</text:span><text:span text:style-name="T2"> </text:span></text:p>
      <text:p text:style-name="P63">&gt;&gt; int(sym('x^2'),'x')</text:p>
      <text:p text:style-name="P63"><text:s/></text:p>
      <text:p text:style-name="P63">ans =</text:p>
      <text:p text:style-name="P63"><text:s/></text:p>
      <text:p text:style-name="P63">x^3/3</text:p>
      <text:p text:style-name="P63"><text:s/></text:p>
      <text:p text:style-name="P26"><text:span text:style-name="T2">&gt;&gt; % </text:span><text:span text:style-name="T24">integral on interval</text:span></text:p>
      <text:p text:style-name="P63">&gt;&gt; int(asin(x),0, 1)</text:p>
      <text:p text:style-name="P63"><text:s/></text:p>
      <text:p text:style-name="P63">ans =</text:p>
      <text:p text:style-name="P63"><text:s/></text:p>
      <text:p text:style-name="P63">pi/2 - 1</text:p>
      <text:p text:style-name="P63"><text:s/></text:p>
      <text:p text:style-name="P63">&gt;&gt; syms x; int(exp(-x^4), 0, 1)</text:p>
      <text:p text:style-name="P63"><text:s/></text:p>
      <text:p text:style-name="P63">ans =</text:p>
      <text:p text:style-name="P63"><text:s/></text:p>
      <text:p text:style-name="P63">(pi*2^(1/2))/(4*gamma(3/4)) - igamma(1/4, 1)/4</text:p>
      <text:p text:style-name="P63"><text:s/></text:p>
      <text:p text:style-name="P63">&gt;&gt; quadl(vectorize(exp(-x^4)), 0, 1)</text:p>
      <text:p text:style-name="P63"/>
      <text:p text:style-name="P63">ans =</text:p>
      <text:p text:style-name="P63"/>
      <text:p text:style-name="P63"><text:s text:c="4"/>0.8448</text:p>
      <text:p text:style-name="P63"/>
      <text:p text:style-name="P27"><text:span text:style-name="T2">&gt;&gt; % </text:span><text:span text:style-name="T25">double integral on interval</text:span></text:p>
      <text:p text:style-name="P63">&gt;&gt; syms x y; int(int(x^2+y^1,y,0,sin(x)), 0, pi)</text:p>
      <text:p text:style-name="P63"><text:s/></text:p>
      <text:p text:style-name="P63">ans =</text:p>
      <text:p text:style-name="P63"><text:s/></text:p>
      <text:p text:style-name="P63">pi/4 + pi^2 - 4</text:p>
      <text:p text:style-name="P63"><text:soft-page-break/><text:s/></text:p>
      <text:h text:style-name="Heading_20_2" text:outline-level="2">Limits </text:h>
      <text:p text:style-name="P28"><text:span text:style-name="T2">&gt;&gt; % </text:span><text:span text:style-name="T26">limit in interval x:0</text:span></text:p>
      <text:p text:style-name="P56">&gt;&gt; syms x; limit(sin(x)/x,x,0)</text:p>
      <text:p text:style-name="P64"><text:s/></text:p>
      <text:p text:style-name="P64">ans =</text:p>
      <text:p text:style-name="P64"><text:s/></text:p>
      <text:p text:style-name="P64">1</text:p>
      <text:p text:style-name="P64"><text:s/></text:p>
      <text:p text:style-name="P64">&gt;&gt; limit(abs(x)/x,x,0,'left')</text:p>
      <text:p text:style-name="P64"><text:s/></text:p>
      <text:p text:style-name="P64">ans =</text:p>
      <text:p text:style-name="P64"><text:s/></text:p>
      <text:p text:style-name="P64">-1</text:p>
      <text:p text:style-name="P29"><text:span text:style-name="T2">&gt;&gt; % </text:span><text:span text:style-name="T27">right limit</text:span></text:p>
      <text:p text:style-name="P64">&gt;&gt; limit(abs(x)/x,x,0,'right')</text:p>
      <text:p text:style-name="P64"><text:s/></text:p>
      <text:p text:style-name="P64">ans =</text:p>
      <text:p text:style-name="P64"><text:s/></text:p>
      <text:p text:style-name="P64">1</text:p>
      <text:p text:style-name="P64"><text:s/></text:p>
      <text:p text:style-name="P64">&gt;&gt; limit((x^4 + x^2 - 3)/(3*x^4 - log(x)),x,Inf)</text:p>
      <text:p text:style-name="P64"><text:s/></text:p>
      <text:p text:style-name="P64">ans =</text:p>
      <text:p text:style-name="P64"><text:s/></text:p>
      <text:p text:style-name="P64">1/3</text:p>
      <text:p text:style-name="P64"><text:s/></text:p>
      <text:h text:style-name="Heading_20_2" text:outline-level="2">Sums and Products </text:h>
      <text:p text:style-name="P56">&gt;&gt; X = 1:7</text:p>
      <text:p text:style-name="P64"/>
      <text:p text:style-name="P64">X =</text:p>
      <text:p text:style-name="P64"/>
      <text:p text:style-name="P64"><text:s text:c="5"/>1 <text:s text:c="4"/>2 <text:s text:c="4"/>3 <text:s text:c="4"/>4 <text:s text:c="4"/>5 <text:s text:c="4"/>6 <text:s text:c="4"/>7</text:p>
      <text:p text:style-name="P45"/>
      <text:p text:style-name="P30"><text:span text:style-name="T2">&gt;&gt; % </text:span><text:span text:style-name="T28">vector sum</text:span></text:p>
      <text:p text:style-name="P64">&gt;&gt; sum(X)</text:p>
      <text:p text:style-name="P64"/>
      <text:p text:style-name="P64">ans =</text:p>
      <text:p text:style-name="P64"/>
      <text:p text:style-name="P64"><text:s text:c="4"/>28</text:p>
      <text:p text:style-name="P46"/>
      <text:p text:style-name="P31"><text:span text:style-name="T2">&gt;&gt; % </text:span><text:span text:style-name="T29">vector product</text:span></text:p>
      <text:p text:style-name="P64">&gt;&gt; prod(X)</text:p>
      <text:p text:style-name="P64"/>
      <text:p text:style-name="P64">ans =</text:p>
      <text:p text:style-name="P64"/>
      <text:p text:style-name="P64"><text:s text:c="8"/>5040</text:p>
      <text:p text:style-name="P64"/>
      <text:p text:style-name="P64">&gt;&gt; syms k n;</text:p>
      <text:p text:style-name="P32"><text:span text:style-name="T2">&gt;&gt; % </text:span><text:span text:style-name="T30">sum of expression on interval</text:span></text:p>
      <text:p text:style-name="P64">&gt;&gt; symsum(1/k - 1/(k+1),1,n)</text:p>
      <text:p text:style-name="P64"><text:s/></text:p>
      <text:p text:style-name="P64">ans =</text:p>
      <text:p text:style-name="P64"><text:s/></text:p>
      <text:p text:style-name="P64"><text:soft-page-break/>psi(n + 1) - psi(n + 2) + 1</text:p>
      <text:p text:style-name="P64"><text:s/></text:p>
      <text:p text:style-name="P64">&gt;&gt; symsum(1/n^2,1,Inf)</text:p>
      <text:p text:style-name="P64"><text:s/></text:p>
      <text:p text:style-name="P64">ans =</text:p>
      <text:p text:style-name="P64"><text:s/></text:p>
      <text:p text:style-name="P64">pi^2/6</text:p>
      <text:p text:style-name="P64"><text:s/></text:p>
      <text:p text:style-name="P64">&gt;&gt; syms a k; symsum(a^k,0,Inf)</text:p>
      <text:p text:style-name="P64"><text:s/></text:p>
      <text:p text:style-name="P64">ans =</text:p>
      <text:p text:style-name="P64"><text:s/></text:p>
      <text:p text:style-name="P64">piecewise([1 &lt;= a, Inf], [abs(a) &lt; 1, -1/(a - 1)])</text:p>
      <text:p text:style-name="P64"><text:s/></text:p>
      <text:p text:style-name="P62"/>
      <text:h text:style-name="Heading_20_2" text:outline-level="2">Taylor Series </text:h>
      <text:p text:style-name="P65">&gt;&gt; taylor(sin(x),x,10)</text:p>
      <text:p text:style-name="P65"><text:s/></text:p>
      <text:p text:style-name="P65">ans =</text:p>
      <text:p text:style-name="P65"><text:s/></text:p>
      <text:p text:style-name="P65">x^9/362880 - x^7/5040 + x^5/120 - x^3/6 + x</text:p>
      <text:p text:style-name="P65"><text:s/></text:p>
      <text:p text:style-name="P65">&gt;&gt; taylor(exp(x),4,2)</text:p>
      <text:p text:style-name="P65"><text:s/></text:p>
      <text:p text:style-name="P65">ans =</text:p>
      <text:p text:style-name="P65"><text:s/></text:p>
      <text:p text:style-name="P65">exp(2) + exp(2)*(x - 2) + (exp(2)*(x - 2)^2)/2 + (exp(2)*(x - 2)^3)/6</text:p>
      <text:p text:style-name="P65"><text:s/></text:p>
      <text:p text:style-name="P65">&gt;&gt; taylor(exp(1/x^2),6,Inf)</text:p>
      <text:p text:style-name="P65"><text:s/></text:p>
      <text:p text:style-name="P65">ans =</text:p>
      <text:p text:style-name="P65"><text:s/></text:p>
      <text:p text:style-name="P65">1/x^2 + 1/(2*x^4) + 1</text:p>
      <text:p text:style-name="P65"><text:s/></text:p>
      <text:h text:style-name="Heading_20_1" text:outline-level="1">Default Variables</text:h>
      <text:p text:style-name="P66">&gt;&gt; syms t; diff(sin(t^2))</text:p>
      <text:p text:style-name="P66"><text:s/></text:p>
      <text:p text:style-name="P66">ans =</text:p>
      <text:p text:style-name="P66"><text:s/></text:p>
      <text:p text:style-name="P66">2*t*cos(t^2)</text:p>
      <text:p text:style-name="P66"><text:s/></text:p>
      <text:p text:style-name="P66">&gt;&gt; syms w z; diff w*z</text:p>
      <text:p text:style-name="P66">Warning: The method char/diff will be removed in a future release. Use sym/diff</text:p>
      <text:p text:style-name="P66">instead. For example diff(sym('x^2')). After removal diff('x^2') will return</text:p>
      <text:p text:style-name="P66">diff(double('x^2')). </text:p>
      <text:p text:style-name="P66">&gt; In char.diff at 10</text:p>
      <text:p text:style-name="P66"><text:s/></text:p>
      <text:p text:style-name="P66">ans =</text:p>
      <text:p text:style-name="P66"><text:s/></text:p>
      <text:p text:style-name="P66">z</text:p>
      <text:p text:style-name="P66"><text:s/></text:p>
      <text:p text:style-name="P33"><text:span text:style-name="T2">&gt;&gt; % </text:span><text:span text:style-name="T31">if what variable to be diffed is not set, the closest to 'x' is chosen</text:span></text:p>
      <text:p text:style-name="P67">&gt;&gt; diff(w*z)</text:p>
      <text:p text:style-name="P66"><text:s/></text:p>
      <text:p text:style-name="P66"><text:soft-page-break/>ans =</text:p>
      <text:p text:style-name="P66"><text:s/></text:p>
      <text:p text:style-name="P66">z</text:p>
      <text:p text:style-name="P66"><text:s/></text:p>
      <text:p text:style-name="P66">&gt;&gt; diff(w*z,'w')</text:p>
      <text:p text:style-name="P66"><text:s/></text:p>
      <text:p text:style-name="P66">ans =</text:p>
      <text:p text:style-name="P66"><text:s/></text:p>
      <text:p text:style-name="P66">z</text:p>
      <text:p text:style-name="P66"><text:s/></text:p>
      <text:p text:style-name="P66">&gt;&gt; diff(w*z,'z')</text:p>
      <text:p text:style-name="P66"><text:s/></text:p>
      <text:p text:style-name="P66">ans =</text:p>
      <text:p text:style-name="P66"><text:s/></text:p>
      <text:p text:style-name="P66">w</text:p>
      <text:p text:style-name="P6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man </meta:initial-creator>
    <meta:creation-date>2011-09-28T19:45:18</meta:creation-date>
    <dc:date>2011-09-30T16:24:43</dc:date>
    <dc:creator>German </dc:creator>
    <meta:editing-duration>PT04H52M47S</meta:editing-duration>
    <meta:editing-cycles>215</meta:editing-cycles>
    <meta:generator>OpenOffice.org/3.2$Unix OpenOffice.org_project/320m19$Build-9505</meta:generator>
    <meta:document-statistic meta:table-count="0" meta:image-count="0" meta:object-count="0" meta:page-count="13" meta:paragraph-count="458" meta:word-count="1157" meta:character-count="5945"/>
  </office:meta>
</office:document-meta>
</file>